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346in" fo:margin-top="0in" fo:margin-bottom="0in" loext:contextual-spacing="true" fo:text-align="center" style:justify-single-word="false" fo:text-indent="0in" style:auto-text-indent="false" style:snap-to-layout-grid="false"/>
    </style:style>
    <style:style style:name="P2" style:family="paragraph" style:parent-style-name="Standard">
      <style:paragraph-properties fo:margin-left="0in" fo:margin-right="-0.0346in" fo:margin-top="0in" fo:margin-bottom="0in" loext:contextual-spacing="true" fo:text-align="center" style:justify-single-word="false" fo:text-indent="0in" style:auto-text-indent="false" style:snap-to-layout-grid="false"/>
      <style:text-properties fo:font-size="10.5pt" style:font-size-asian="10.5pt" style:font-size-complex="10.5pt"/>
    </style:style>
    <style:style style:name="P3" style:family="paragraph" style:parent-style-name="Standard">
      <style:paragraph-properties fo:margin-top="0in" fo:margin-bottom="0in" loext:contextual-spacing="true" fo:padding-left="0in" fo:padding-right="0in" fo:padding-top="0in" fo:padding-bottom="0.0138in" fo:border-left="none" fo:border-right="none" fo:border-top="none" fo:border-bottom="0.51pt solid #000000" style:snap-to-layout-grid="false"/>
      <style:text-properties fo:font-size="10.5pt" fo:font-weight="bold" style:font-size-asian="10.5pt" style:font-weight-asian="bold" style:font-size-complex="10.5pt"/>
    </style:style>
    <style:style style:name="P4" style:family="paragraph" style:parent-style-name="Standard">
      <style:paragraph-properties fo:margin-top="0in" fo:margin-bottom="0in" loext:contextual-spacing="true" style:snap-to-layout-grid="false">
        <style:tab-stops>
          <style:tab-stop style:position="7.5in" style:type="right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true" style:snap-to-layout-grid="false"/>
      <style:text-properties fo:font-size="10.5pt" style:font-size-asian="10.5pt" style:font-size-complex="10.5pt"/>
    </style:style>
    <style:style style:name="P6" style:family="paragraph" style:parent-style-name="Standard">
      <style:paragraph-properties fo:margin-top="0in" fo:margin-bottom="0in" loext:contextual-spacing="true" style:snap-to-layout-grid="false">
        <style:tab-stops>
          <style:tab-stop style:position="7.5in" style:type="right"/>
        </style:tab-stops>
      </style:paragraph-properties>
      <style:text-properties fo:font-size="10.5pt" style:font-size-asian="10.5pt" style:font-size-complex="10.5pt"/>
    </style:style>
    <style:style style:name="P7" style:family="paragraph" style:parent-style-name="Standard">
      <style:paragraph-properties fo:margin-top="0in" fo:margin-bottom="0in" loext:contextual-spacing="true" style:snap-to-layout-grid="false"/>
      <style:text-properties fo:font-size="10.5pt" fo:font-weight="bold" style:font-size-asian="10.5pt" style:font-weight-asian="bold" style:font-size-complex="10.5pt"/>
    </style:style>
    <style:style style:name="P8" style:family="paragraph" style:parent-style-name="Standard">
      <style:paragraph-properties fo:margin-top="0in" fo:margin-bottom="0in" loext:contextual-spacing="tru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margin-top="0in" fo:margin-bottom="0in" loext:contextual-spacing="true" style:snap-to-layout-grid="false"/>
    </style:style>
    <style:style style:name="P10" style:family="paragraph" style:parent-style-name="Standard">
      <style:paragraph-properties fo:margin-top="0in" fo:margin-bottom="0in" loext:contextual-spacing="true" style:snap-to-layout-grid="false">
        <style:tab-stops>
          <style:tab-stop style:position="1.25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true" style:snap-to-layout-grid="false">
        <style:tab-stops>
          <style:tab-stop style:position="0.8752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true" style:snap-to-layout-grid="false">
        <style:tab-stops>
          <style:tab-stop style:position="7.5in" style:type="right"/>
        </style:tab-stops>
      </style:paragraph-properties>
      <style:text-properties fo:background-color="transparent"/>
    </style:style>
    <style:style style:name="P13" style:family="paragraph" style:parent-style-name="Standard" style:master-page-name="Standard">
      <style:paragraph-properties fo:margin-left="0in" fo:margin-right="0.028in" fo:margin-top="0in" fo:margin-bottom="0in" loext:contextual-spacing="true" fo:text-align="center" style:justify-single-word="false" fo:text-indent="0in" style:auto-text-indent="false" style:page-number="auto" style:snap-to-layout-grid="false"/>
    </style:style>
    <style:style style:name="P14" style:family="paragraph" style:parent-style-name="List_20_Paragraph" style:list-style-name="WWNum4">
      <style:paragraph-properties style:snap-to-layout-grid="false"/>
    </style:style>
    <style:style style:name="P15" style:family="paragraph" style:parent-style-name="List_20_Paragraph" style:list-style-name="WWNum4">
      <style:paragraph-properties style:snap-to-layout-grid="false"/>
      <style:text-properties fo:font-size="10.5pt" style:font-size-asian="10.5pt" style:font-size-complex="10.5pt"/>
    </style:style>
    <style:style style:name="P16" style:family="paragraph" style:parent-style-name="List_20_Paragraph" style:list-style-name="WWNum3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17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18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19" style:family="paragraph" style:parent-style-name="List_20_Paragraph" style:list-style-name="WWNum3">
      <style:paragraph-properties style:snap-to-layout-grid="false"/>
      <style:text-properties fo:font-size="10.5pt" style:font-size-asian="10.5pt" style:font-size-complex="10.5pt"/>
    </style:style>
    <style:style style:name="P20" style:family="paragraph" style:parent-style-name="List_20_Paragraph" style:list-style-name="WWNum3">
      <style:paragraph-properties style:snap-to-layout-grid="false"/>
    </style:style>
    <style:style style:name="P21" style:family="paragraph" style:parent-style-name="List_20_Paragraph" style:list-style-name="WWNum6">
      <style:paragraph-properties style:snap-to-layout-grid="false"/>
    </style:style>
    <style:style style:name="P22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text-scale="99%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officeooo:rsid="000b977f" style:font-size-asian="10.5pt" style:font-size-complex="10.5pt"/>
    </style:style>
    <style:style style:name="T5" style:family="text">
      <style:text-properties fo:font-size="10.5pt" officeooo:rsid="000cb927" style:font-size-asian="10.5pt" style:font-size-complex="10.5pt"/>
    </style:style>
    <style:style style:name="T6" style:family="text">
      <style:text-properties fo:font-size="10.5pt" officeooo:rsid="000dcdaa" style:font-size-asian="10.5pt" style:font-size-complex="10.5pt"/>
    </style:style>
    <style:style style:name="T7" style:family="text">
      <style:text-properties fo:font-size="10.5pt" fo:font-weight="bold" style:font-size-asian="10.5pt" style:font-weight-asian="bold" style:font-size-complex="10.5pt"/>
    </style:style>
    <style:style style:name="T8" style:family="text">
      <style:text-properties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ize="10.5pt" fo:font-weight="bold" officeooo:rsid="000b977f" style:font-size-asian="10.5pt" style:font-weight-asian="bold" style:font-size-complex="10.5pt" style:font-weight-complex="bold"/>
    </style:style>
    <style:style style:name="T10" style:family="text">
      <style:text-properties fo:font-size="10.5pt" fo:background-color="transparent" loext:char-shading-value="0" style:font-size-asian="10.5pt" style:font-size-complex="10.5pt"/>
    </style:style>
    <style:style style:name="T11" style:family="text">
      <style:text-properties fo:font-size="10.5pt" officeooo:rsid="000b977f" fo:background-color="transparent" loext:char-shading-value="0" style:font-size-asian="10.5pt" style:font-size-complex="10.5pt"/>
    </style:style>
    <style:style style:name="T12" style:family="text">
      <style:text-properties fo:font-size="10.5pt" fo:font-weight="normal" officeooo:rsid="000b977f" style:font-size-asian="10.5pt" style:font-weight-asian="normal" style:font-size-complex="10.5pt" style:font-weight-complex="normal"/>
    </style:style>
    <style:style style:name="T13" style:family="text">
      <style:text-properties style:use-window-font-color="true" style:text-underline-style="none"/>
    </style:style>
    <style:style style:name="T14" style:family="text">
      <style:text-properties style:font-name="Symbol" fo:font-size="10.5pt" style:font-name-asian="Symbol2" style:font-size-asian="10.5pt" style:font-name-complex="Symbol2" style:font-size-complex="10.5pt"/>
    </style:style>
    <style:style style:name="T15" style:family="text">
      <style:text-properties style:font-name="Arial" fo:font-size="10.5pt" style:font-name-asian="Arial1" style:font-size-asian="10.5pt" style:font-name-complex="Arial1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Marin</text:span><text:span text:style-name="T1"> </text:span><text:span text:style-name="T2">P.</text:span><text:span text:style-name="T1"> </text:span><text:span text:style-name="T2">Marinov</text:span></text:p>
      <text:p text:style-name="P1"><text:span text:style-name="T3">New York, NY 10040 | 347-595-2552 | mari</text:span><text:span text:style-name="ListLabel_20_19"><text:span text:style-name="T13">n.marinov@macaulay.cuny.edu</text:span></text:span></text:p>
      <text:p text:style-name="P2">https://mmarinov.netlify.com</text:p>
      <text:p text:style-name="P2"/>
      <text:p text:style-name="P3">EDUCATION</text:p>
      <text:p text:style-name="P4"><text:span text:style-name="T7">Macaulay Honors College at Hunter College <text:tab/></text:span><text:span text:style-name="T3">New York, NY </text:span></text:p>
      <text:p text:style-name="P6">Bachelor of Arts in Computer Science | Minor: Mathematics, Psychology | GPA: 3.9 <text:tab/>May 2021</text:p>
      <text:p text:style-name="P5"/>
      <text:p text:style-name="P7">Honors and Awards</text:p>
      <text:p text:style-name="P4"><text:span text:style-name="T3">William E. Macaulay Honors College Scholarship, full tuition merit scholarship <text:tab/></text:span><text:span text:style-name="T4">August</text:span><text:span text:style-name="T10"> </text:span><text:span text:style-name="T11">2017</text:span><text:span text:style-name="T10"> – </text:span><text:span text:style-name="T11">May</text:span><text:span text:style-name="T10"> </text:span><text:span text:style-name="T11">2021</text:span></text:p>
      <text:p text:style-name="P12"><text:span text:style-name="T3">Daedalus Honors Computer Science Scholar<text:tab/></text:span><text:span text:style-name="T4">January</text:span><text:span text:style-name="T3"> </text:span><text:span text:style-name="T4">2018</text:span><text:span text:style-name="T3"> – </text:span><text:span text:style-name="T4">May</text:span><text:span text:style-name="T3"> </text:span><text:span text:style-name="T4">2021</text:span></text:p>
      <text:p text:style-name="P5"/>
      <text:p text:style-name="P7">Relevant Coursework</text:p>
      <text:p text:style-name="P9"><text:span text:style-name="T3">Multi-variable Calculus, Discrete Mathematics, Algorithms &amp; Data Structures</text:span><text:span text:style-name="T14"></text:span><text:span text:style-name="T3">Applied Statistics, </text:span><text:span text:style-name="T6">Computer Architecture</text:span></text:p>
      <text:p text:style-name="P3"/>
      <text:p text:style-name="P3">TECHNICAL SKILLS</text:p>
      <text:p text:style-name="P10"><text:span text:style-name="T7">Markup/Style: <text:tab/><text:tab/><text:tab/></text:span><text:span text:style-name="T3">HTML, CSS, Markdown</text:span></text:p>
      <text:p text:style-name="P10"><text:span text:style-name="T7">Programming Languages</text:span><text:span text:style-name="T3">: <text:tab/>C++, Python, C#, JavaScript, TypeScript</text:span></text:p>
      <text:p text:style-name="P10"><text:span text:style-name="T8">Database</text:span><text:span text:style-name="T3">: <text:tab/><text:tab/><text:tab/>PostgreSQL</text:span></text:p>
      <text:p text:style-name="P10"><text:span text:style-name="T7">Software</text:span><text:span text:style-name="T3">: <text:tab/><text:tab/><text:tab/>Git, GNU Make, Cmake, Microsoft Office, AirTable, MonkeyLearn, Trello</text:span></text:p>
      <text:p text:style-name="P11"><text:span text:style-name="T8">Technologies: <text:tab/><text:tab/><text:tab/></text:span><text:span text:style-name="T3">AngularJS, ReactJS, Redux, GatsbyJS, JestJS, Node, Express</text:span></text:p>
      <text:p text:style-name="P3"><text:bookmark text:name="_GoBack"/></text:p>
      <text:p text:style-name="P3">EXPERIENCE</text:p>
      <text:p text:style-name="P4"><text:span text:style-name="T8">Macaulay Business Club | Macaulay Honors College <text:tab/></text:span><text:span text:style-name="T3">New York, NY</text:span></text:p>
      <text:p text:style-name="P6">Web developer <text:tab/>October 2018 – Present</text:p>
      <text:list xml:id="list2081908659" text:style-name="WWNum4">
        <text:list-item>
          <text:p text:style-name="P15">Collaborated with the tech team and managed the club’s website.</text:p>
        </text:list-item>
        <text:list-item>
          <text:p text:style-name="P14"><text:span text:style-name="T3">Organized tech events to educate other club members on </text:span><text:span text:style-name="T8">HTML</text:span><text:span text:style-name="T9">, </text:span><text:span text:style-name="T8">CSS</text:span>, <text:span text:style-name="T12">and </text:span><text:span text:style-name="T9">JavaScript</text:span><text:span text:style-name="T3"> basics and fundamentals.</text:span></text:p>
        </text:list-item>
      </text:list>
      <text:p text:style-name="P5"><text:tab/><text:tab/><text:tab/><text:tab/></text:p>
      <text:p text:style-name="P4"><text:span text:style-name="T7">CUNY Hunter College | Dolciani Math Learning Center <text:tab/> <text:s text:c="2"/></text:span><text:span text:style-name="T3"><text:s text:c="76"/></text:span><text:span text:style-name="T5">New York, NY</text:span></text:p>
      <text:p text:style-name="P6">Calculus and Computer Science Tutor <text:tab/>September 2017 – Present</text:p>
      <text:list xml:id="list3387156402" text:style-name="WWNum3">
        <text:list-item>
          <text:p text:style-name="P20"><text:span text:style-name="T3">Conducted individualized tutoring and set goals for the chosen student</text:span><text:span text:style-name="T15">.</text:span></text:p>
        </text:list-item>
        <text:list-item>
          <text:p text:style-name="P16">Coordinated intensive boot camps to prepare students for upcoming mathematics courses.</text:p>
        </text:list-item>
        <text:list-item>
          <text:p text:style-name="P19">Trained hundreds of students monthly and aided in preparation for exams through problem-solving</text:p>
        </text:list-item>
      </text:list>
      <text:p text:style-name="P5"/>
      <text:p text:style-name="P4"><text:span text:style-name="T7">WeWork | WeWork Labs <text:tab/></text:span><text:span text:style-name="T3">New York, NY</text:span></text:p>
      <text:p text:style-name="P6">Software Engineer <text:tab/>June 2019 – August 2019</text:p>
      <text:list xml:id="list1060693395" text:style-name="WWNum6">
        <text:list-item>
          <text:p text:style-name="P21"><text:span text:style-name="T3">Communicated with the product team to create an algorithm for scoring mentors and extracting keywords from feedback notes using </text:span><text:span text:style-name="T8">MonkeyLearn’s</text:span><text:span text:style-name="T3"> </text:span><text:span text:style-name="T8">Machine Learning API</text:span></text:p>
        </text:list-item>
        <text:list-item>
          <text:p text:style-name="P21"><text:span text:style-name="T3">Created a server with </text:span><text:span text:style-name="T8">Node</text:span><text:span text:style-name="T3"> and </text:span><text:span text:style-name="T8">Express </text:span><text:span text:style-name="T3">that would communicate with the mentor sign-up form by patching their calculated scores to the database once they submitted the form</text:span></text:p>
        </text:list-item>
        <text:list-item>
          <text:p text:style-name="P21"><text:span text:style-name="T3">Developed a</text:span><text:span text:style-name="T8"> React</text:span><text:span text:style-name="T3"> app that visually displayed and compared vetted versus non-vetted mentor scores.</text:span></text:p>
        </text:list-item>
      </text:list>
      <text:p text:style-name="P5"/>
      <text:p text:style-name="P3">PROJECTS</text:p>
      <text:p text:style-name="P4"><text:span text:style-name="T7"><text:s/>InstaPet App, Group Project </text:span><text:span text:style-name="T3">(React, Redux, Node, Express, PostreSQL) <text:tab/>June 2019</text:span></text:p>
      <text:list xml:id="list4025369586" text:style-name="WWNum7">
        <text:list-item>
          <text:p text:style-name="P17">Built a full stack app that acted as a place for people to make an account, share pictures of their pets, and follow each another. </text:p>
        </text:list-item>
        <text:list-item>
          <text:p text:style-name="P22"><text:span text:style-name="T3">Managed the app’s database and routes</text:span><text:span text:style-name="T7"> </text:span><text:span text:style-name="T3">using </text:span><text:span text:style-name="T8">Sequelize </text:span><text:span text:style-name="T3">and </text:span><text:span text:style-name="T8">Express </text:span><text:span text:style-name="T3">and setup the </text:span><text:span text:style-name="T8">Redux store.</text:span></text:p>
        </text:list-item>
      </text:list>
      <text:p text:style-name="P7"/>
      <text:p text:style-name="P4"><text:span text:style-name="T7">Statistics calculator, Personal Project </text:span><text:span text:style-name="T3">(C++, Doctest testing framework) <text:tab/>June 2018</text:span></text:p>
      <text:list xml:id="list2789620899" text:style-name="WWNum8">
        <text:list-item>
          <text:p text:style-name="P18">Constructed a statistical calculator that computed 1-variable stats, confidence intervals, correlation coefficient, conducted hypothesis testing.</text:p>
        </text:list-item>
        <text:list-item>
          <text:p text:style-name="P18">Designed a formula sheet and provided more information on the data-set than other graphing calculators.</text:p>
        </text:list-item>
      </text:list>
      <text:p text:style-name="P8"/>
      <text:p text:style-name="P3">SKILLS</text:p>
      <text:p text:style-name="P9"><text:span text:style-name="T7">Languages: </text:span><text:span text:style-name="T3">Bulgarian (Native), Spanish (Elementary)</text:span></text:p>
      <text:p text:style-name="P9"><text:span text:style-name="T7">Interests: </text:span><text:span text:style-name="T3">Nutrition, Weightlifting, Handball, Drawing, Ping Po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20" style:display-name="ListLabel 20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2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2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2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2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2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2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2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2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2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2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2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2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2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2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2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2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2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2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2" style:font-family-complex="Symbol" style:font-family-generic-complex="system" style:font-pitch-complex="variable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2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2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2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2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2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2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2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2" style:font-family-complex="Symbol" style:font-family-generic-complex="system" style:font-pitch-complex="variable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2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2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2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2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2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2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2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2" style:font-family-complex="Symbol" style:font-family-generic-complex="system" style:font-pitch-complex="variable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2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2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2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2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2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2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2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2" style:font-family-complex="Symbol" style:font-family-generic-complex="system" style:font-pitch-complex="variable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36" style:display-name="ListLabel 13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2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2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2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2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2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2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2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2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Symbol1"/>
      </text:list-level-style-bullet>
      <text:list-level-style-bullet text:level="2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Symbol1"/>
      </text:list-level-style-bullet>
      <text:list-level-style-bullet text:level="3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Symbol1"/>
      </text:list-level-style-bullet>
      <text:list-level-style-bullet text:level="5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Symbol1"/>
      </text:list-level-style-bullet>
      <text:list-level-style-bullet text:level="6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Symbol1"/>
      </text:list-level-style-bullet>
      <text:list-level-style-bullet text:level="8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Symbol1"/>
      </text:list-level-style-bullet>
      <text:list-level-style-bullet text:level="9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4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4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5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5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6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52" style:layout-grid-base-height="0.189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19-09-11T16:56:00</meta:creation-date>
    <dc:date>2019-09-14T17:27:27.436885959</dc:date>
    <dc:language>en-US</dc:language>
    <meta:editing-duration>PT14M19S</meta:editing-duration>
    <meta:generator>LibreOffice/6.0.7.3$Linux_X86_64 LibreOffice_project/00m0$Build-3</meta:generator>
    <meta:document-statistic meta:table-count="0" meta:image-count="0" meta:object-count="0" meta:page-count="1" meta:paragraph-count="43" meta:word-count="402" meta:character-count="2902" meta:non-whitespace-character-count="24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